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Tablo1" style:family="table">
      <style:table-properties style:width="17cm" style:rel-width="100%" fo:margin-left="-0.199cm" fo:margin-top="0cm" fo:margin-bottom="0cm" table:align="left" style:writing-mode="lr-tb"/>
    </style:style>
    <style:style style:name="Tablo1.A" style:family="table-column">
      <style:table-column-properties style:column-width="8.5cm" style:rel-column-width="32767*"/>
    </style:style>
    <style:style style:name="Tablo1.1" style:family="table-row">
      <style:table-row-properties fo:keep-together="auto"/>
    </style:style>
    <style:style style:name="Tablo1.A1" style:family="table-cell">
      <style:table-cell-properties fo:padding-left="0.199cm" fo:padding-right="0.191cm" fo:padding-top="0cm" fo:padding-bottom="0cm" fo:border="0.5pt solid #000001"/>
    </style:style>
    <style:style style:name="P1" style:family="paragraph" style:parent-style-name="Standard">
      <style:paragraph-properties fo:margin-top="0cm" fo:margin-bottom="0cm" style:contextual-spacing="false" fo:line-height="150%" fo:text-align="center" style:justify-single-word="false"/>
      <style:text-properties officeooo:paragraph-rsid="0011883b"/>
    </style:style>
    <style:style style:name="P2" style:family="paragraph" style:parent-style-name="Standard">
      <style:paragraph-properties fo:margin-top="0cm" fo:margin-bottom="0cm" style:contextual-spacing="false" fo:line-height="150%"/>
      <style:text-properties officeooo:paragraph-rsid="0011883b"/>
    </style:style>
    <style:style style:name="P3" style:family="paragraph" style:parent-style-name="Standard">
      <style:paragraph-properties fo:margin-top="0cm" fo:margin-bottom="0cm" style:contextual-spacing="false" fo:line-height="150%"/>
      <style:text-properties style:font-name="Times New Roman" fo:font-size="14pt" style:text-underline-style="solid" style:text-underline-width="auto" style:text-underline-color="font-color" officeooo:paragraph-rsid="0011883b" style:font-size-asian="14pt" style:font-name-complex="Times New Roman1" style:font-size-complex="14pt"/>
    </style:style>
    <style:style style:name="P4" style:family="paragraph" style:parent-style-name="Standard">
      <style:paragraph-properties fo:margin-top="0cm" fo:margin-bottom="0cm" style:contextual-spacing="false" fo:line-height="150%"/>
      <style:text-properties style:font-name="Times New Roman" fo:font-size="12pt" officeooo:paragraph-rsid="0011883b" style:font-size-asian="12pt" style:font-name-complex="Times New Roman1" style:font-size-complex="12pt"/>
    </style:style>
    <style:style style:name="P5" style:family="paragraph" style:parent-style-name="Standard">
      <style:paragraph-properties fo:margin-top="0cm" fo:margin-bottom="0cm" style:contextual-spacing="false" fo:line-height="100%"/>
      <style:text-properties style:font-name="Times New Roman" fo:font-size="12pt" officeooo:paragraph-rsid="0011883b" style:font-size-asian="12pt" style:font-name-complex="Times New Roman1" style:font-size-complex="12pt"/>
    </style:style>
    <style:style style:name="P6" style:family="paragraph" style:parent-style-name="Standard">
      <style:paragraph-properties fo:margin-top="0cm" fo:margin-bottom="0cm" style:contextual-spacing="false" fo:line-height="150%"/>
      <style:text-properties style:font-name="Times New Roman" fo:font-size="12pt" fo:language="de" fo:country="CH" officeooo:paragraph-rsid="0011883b" style:font-size-asian="12pt" style:font-name-complex="Times New Roman1" style:font-size-complex="12pt"/>
    </style:style>
    <style:style style:name="P7" style:family="paragraph" style:parent-style-name="Standard">
      <style:paragraph-properties fo:margin-top="0cm" fo:margin-bottom="0cm" style:contextual-spacing="false" fo:line-height="100%"/>
      <style:text-properties officeooo:paragraph-rsid="0011883b"/>
    </style:style>
    <style:style style:name="T1" style:family="text">
      <style:text-properties style:font-name="Times New Roman" fo:font-size="12pt" fo:language="de" fo:country="CH" style:font-size-asian="12pt"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6pt" fo:font-weight="bold" style:font-size-asian="16pt" style:font-weight-asian="bold" style:font-name-complex="Times New Roman1"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Erişim Hakları</text:span></text:p>
      <text:p text:style-name="P3"/>
      <text:p text:style-name="P2"><text:span text:style-name="T2">3 tip erisim hakki vardir. public, protected, private. Erisimler sinifin içinden, türemis siniftan veya baska bir siniftan olmak üzere 3 gruba ayrilabilir.</text:span></text:p>
      <text:p text:style-name="P4"/>
      <text:p text:style-name="P2"><text:span text:style-name="T1">public erisim hakkinda her 3 gruptan da erisim vardir.(sinif içinden, türemis siniftan ve dis siniftan.)</text:span></text:p>
      <text:p text:style-name="P6"/>
      <text:p text:style-name="P2"><text:span text:style-name="T1">protected‘da ise <text:s/>sinif içinden ve türemis siniftan erisim vardir. Dis siniftan erisim yoktur.private‘da ise sadece sinif içinden erisim vardir. protected erisim hakkı durumu varsa orada büyük bir ihtimalle Design Pattern vardır.</text:span></text:p>
      <text:p text:style-name="P6"/>
      <text:p text:style-name="P2"><text:span text:style-name="T1">Erişim hakkı belirtilmemiş olma durumunda ne olur ? Eğer sınıf bir paket içinde ise bu durum çok büyük bir ihtimalle Design Pattern amacıyla yapılmış demektir. Eğer çağıran sınıf ile çağrılan sınıf aynı pakette ise public gibi davranış vardır. Erişim hakkı protected belirtilmiş olsa bile paket içinde public gibi davranış vardır. Çağıran sınıfla, çağrılan sınıf farklı pakette ise private gibi davranış vardır. Buna package visibility (paket görünürlüğü) adı verilir.</text:span></text:p>
      <text:p text:style-name="P6"/>
      <text:p text:style-name="P2"><text:span text:style-name="T1">C++‘da public, protected, private bölgleri varken, java ve c#‘da sınıf değişkeni ve metodun başına yazılır.</text:span></text:p>
      <table:table table:name="Tablo1" table:style-name="Tablo1">
        <table:table-column table:style-name="Tablo1.A" table:number-columns-repeated="2"/>
        <table:table-row table:style-name="Tablo1.1">
          <table:table-cell table:style-name="Tablo1.A1" office:value-type="string">
            <text:p text:style-name="P7"><text:span text:style-name="T2">class Daire{</text:span></text:p>
            <text:p text:style-name="P7"><text:span text:style-name="T2">private:</text:span></text:p>
            <text:p text:style-name="P7"><text:span text:style-name="T2"><text:s/>double r;</text:span></text:p>
            <text:p text:style-name="P7"><text:span text:style-name="T2">public:</text:span></text:p>
            <text:p text:style-name="P7"><text:span text:style-name="T2"><text:s text:c="2"/>Daire(double r);</text:span></text:p>
            <text:p text:style-name="P7"><text:span text:style-name="T2"><text:s text:c="2"/>double alan();</text:span></text:p>
            <text:p text:style-name="P7"><text:span text:style-name="T2">};</text:span></text:p>
            <text:p text:style-name="P7"><text:span text:style-name="T2">Daire::Daire(double y){</text:span></text:p>
            <text:p text:style-name="P7"><text:span text:style-name="T2"><text:s text:c="3"/>r=y;</text:span></text:p>
            <text:p text:style-name="P7"><text:span text:style-name="T2">}</text:span></text:p>
            <text:p text:style-name="P5"/>
            <text:p text:style-name="P7"><text:span text:style-name="T2">double Daire::alan(){</text:span></text:p>
            <text:p text:style-name="P7"><text:span text:style-name="T2"><text:s text:c="2"/>return 3.14*r*r;</text:span></text:p>
            <text:p text:style-name="P7"><text:span text:style-name="T2">}</text:span></text:p>
          </table:table-cell>
          <table:table-cell table:style-name="Tablo1.A1" office:value-type="string">
            <text:p text:style-name="P7"><text:span text:style-name="T2">public class Daire{</text:span></text:p>
            <text:p text:style-name="P7"><text:span text:style-name="T2"><text:s text:c="2"/>private double r;</text:span></text:p>
            <text:p text:style-name="P7"><text:span text:style-name="T2"><text:s text:c="2"/>public Daire(double y){</text:span></text:p>
            <text:p text:style-name="P7"><text:span text:style-name="T2"><text:s text:c="5"/>r=y; <text:s/></text:span></text:p>
            <text:p text:style-name="P7"><text:span text:style-name="T2">}</text:span></text:p>
            <text:p text:style-name="P7"><text:span text:style-name="T2"><text:s text:c="2"/>public double alan(){</text:span></text:p>
            <text:p text:style-name="P7"><text:span text:style-name="T2"><text:s text:c="4"/>return 3.14*r*r;</text:span></text:p>
            <text:p text:style-name="P7"><text:span text:style-name="T2"><text:s text:c="2"/>}</text:span></text:p>
            <text:p text:style-name="P7"><text:span text:style-name="T1">}</text:span></text:p>
          </table:table-cell>
        </table:table-row>
      </table:table>
      <text:p text:style-name="P6"/>
      <text:p text:style-name="P2"><text:span text:style-name="T1">Her paket birbirinden bağımsızdır.Sınıflar benzer işleri yapan fonksiyonların oluşturduğu topluluklardır. Benzer sınıflar paket altında toplanırlar. Paketler jar (java archive) altında toplanırlar. jar’lar ise library altında toplanır. Birden fazla library’de framework’leri oluştur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tac </meta:initial-creator>
    <meta:creation-date>2014-04-14T15:33:00.655916588</meta:creation-date>
    <dc:date>2014-04-14T15:33:11.253310248</dc:date>
    <dc:creator>sertac </dc:creator>
    <meta:editing-duration>P0D</meta:editing-duration>
    <meta:editing-cycles>1</meta:editing-cycles>
    <meta:document-statistic meta:table-count="1" meta:image-count="0" meta:object-count="0" meta:page-count="1" meta:paragraph-count="29" meta:word-count="222" meta:character-count="1628" meta:non-whitespace-character-count="1405"/>
    <meta:generator>LibreOffice/4.1.2.3$Linux_X86_64 LibreOffice_project/410m0$Build-3</meta:generator>
  </office:meta>
</office:document-meta>
</file>